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D0000034404AC64C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Assign customer box after clicking on</text:p>
          <text:p text:style-name="P1">Select Table on main screen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3.904cm" svg:height="16.794cm" svg:x="2.196cm" svg:y="1.006cm">
          <draw:image xlink:href="Pictures/100002010000045D0000034404AC64C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15:15.773000000</dc:date>
    <meta:editing-duration>PT24M29S</meta:editing-duration>
    <meta:editing-cycles>9</meta:editing-cycles>
    <meta:generator>LibreOffice/4.3.2.2$Windows_x86 LibreOffice_project/edfb5295ba211bd31ad47d0bad0118690f76407d</meta:generator>
    <meta:document-statistic meta:object-count="2"/>
  </office:meta>
</office:document-meta>
</file>